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2000b9" officeooo:paragraph-rsid="002000b9" style:font-size-asian="11pt" style:font-size-complex="11pt"/>
    </style:style>
    <style:style style:name="P2" style:family="paragraph" style:parent-style-name="Standard">
      <style:text-properties fo:font-size="11pt" fo:font-weight="bold" officeooo:rsid="002000b9" officeooo:paragraph-rsid="002000b9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2000b9" officeooo:paragraph-rsid="0021e02f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23ce95" officeooo:paragraph-rsid="0023ce95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26a953" officeooo:paragraph-rsid="0026a953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28791f" officeooo:paragraph-rsid="0028791f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2b0132" officeooo:paragraph-rsid="002b0132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3065f1" officeooo:paragraph-rsid="003065f1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313631" officeooo:paragraph-rsid="00313631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34e442" officeooo:paragraph-rsid="0034e442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3eec35" officeooo:paragraph-rsid="003eec35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437424" officeooo:paragraph-rsid="00437424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4579df" officeooo:paragraph-rsid="004579df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bold" officeooo:rsid="0047e9e9" officeooo:paragraph-rsid="0049481f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bold" officeooo:rsid="004cef69" officeooo:paragraph-rsid="004cef69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500e55" officeooo:paragraph-rsid="00500e55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503a8b" officeooo:paragraph-rsid="00503a8b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503a8b" officeooo:paragraph-rsid="00598817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normal" officeooo:rsid="002000b9" officeooo:paragraph-rsid="002000b9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23ce95" officeooo:paragraph-rsid="0023ce95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26a953" officeooo:paragraph-rsid="0026a953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28791f" officeooo:paragraph-rsid="0028791f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2c4ef5" officeooo:paragraph-rsid="002c4ef5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3065f1" officeooo:paragraph-rsid="003065f1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313631" officeooo:paragraph-rsid="00313631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437424" officeooo:paragraph-rsid="00437424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4cef69" officeooo:paragraph-rsid="004cef69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style:text-underline-style="none" fo:font-weight="bold" officeooo:rsid="0034e442" officeooo:paragraph-rsid="0034e442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style:text-underline-style="none" fo:font-weight="bold" officeooo:rsid="003665af" officeooo:paragraph-rsid="003665af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style:text-underline-style="none" fo:font-weight="bold" officeooo:rsid="003665af" officeooo:paragraph-rsid="003d965b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style:text-underline-style="none" fo:font-weight="bold" officeooo:rsid="003d965b" officeooo:paragraph-rsid="003d965b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0pt" officeooo:rsid="002000b9" officeooo:paragraph-rsid="002000b9" style:font-size-asian="10pt" style:font-size-complex="10pt"/>
    </style:style>
    <style:style style:name="P33" style:family="paragraph" style:parent-style-name="Standard">
      <style:text-properties fo:font-size="10pt" fo:font-weight="normal" officeooo:rsid="002000b9" officeooo:paragraph-rsid="002000b9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23ce95" officeooo:paragraph-rsid="0023ce95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26a953" officeooo:paragraph-rsid="0026a953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28791f" officeooo:paragraph-rsid="0028791f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2c4ef5" officeooo:paragraph-rsid="002c4ef5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3065f1" officeooo:paragraph-rsid="003065f1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34e442" officeooo:paragraph-rsid="0034e442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3d175e" officeooo:paragraph-rsid="003d175e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41e9c5" officeooo:paragraph-rsid="00432532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437424" officeooo:paragraph-rsid="00437424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4cef69" officeooo:paragraph-rsid="0060cf85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4cef69" officeooo:paragraph-rsid="004cef69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500e55" officeooo:paragraph-rsid="00500e55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bold" officeooo:rsid="002000b9" officeooo:paragraph-rsid="002000b9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size="11pt" officeooo:rsid="001edaf8" officeooo:paragraph-rsid="001edaf8" style:font-size-asian="11pt" style:font-size-complex="11pt"/>
    </style:style>
    <style:style style:name="P48" style:family="paragraph" style:parent-style-name="Standard">
      <style:paragraph-properties style:writing-mode="lr-tb"/>
      <style:text-properties fo:font-size="11pt" fo:font-weight="bold" officeooo:rsid="0031d9e3" officeooo:paragraph-rsid="0031d9e3" style:font-size-asian="11pt" style:font-weight-asian="bold" style:font-size-complex="11pt" style:font-weight-complex="bold"/>
    </style:style>
    <style:style style:name="P49" style:family="paragraph" style:parent-style-name="Standard">
      <style:paragraph-properties style:writing-mode="lr-tb"/>
      <style:text-properties fo:font-size="10pt" fo:font-weight="normal" officeooo:rsid="00313631" officeooo:paragraph-rsid="00313631" style:font-size-asian="10pt" style:font-weight-asian="normal" style:font-size-complex="10pt" style:font-weight-complex="normal"/>
    </style:style>
    <style:style style:name="P50" style:family="paragraph" style:parent-style-name="Footer">
      <style:paragraph-properties fo:text-align="end" style:justify-single-word="false"/>
      <style:text-properties fo:font-size="8pt" officeooo:rsid="00666330" officeooo:paragraph-rsid="00666330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ce95" style:font-weight-asian="normal" style:font-weight-complex="normal"/>
    </style:style>
    <style:style style:name="T3" style:family="text">
      <style:text-properties fo:font-weight="normal" officeooo:rsid="0023ce95" style:font-weight-asian="normal" style:font-weight-complex="normal" loext:padding="0.049cm" loext:border="0.06pt solid #000000" loext:shadow="none"/>
    </style:style>
    <style:style style:name="T4" style:family="text">
      <style:text-properties officeooo:rsid="0021e02f"/>
    </style:style>
    <style:style style:name="T5" style:family="text">
      <style:text-properties officeooo:rsid="0024592d"/>
    </style:style>
    <style:style style:name="T6" style:family="text">
      <style:text-properties officeooo:rsid="0024c12d"/>
    </style:style>
    <style:style style:name="T7" style:family="text">
      <style:text-properties officeooo:rsid="0026a953"/>
    </style:style>
    <style:style style:name="T8" style:family="text">
      <style:text-properties officeooo:rsid="0028791f"/>
    </style:style>
    <style:style style:name="T9" style:family="text">
      <style:text-properties officeooo:rsid="002901fe"/>
    </style:style>
    <style:style style:name="T10" style:family="text">
      <style:text-properties officeooo:rsid="002c4ef5"/>
    </style:style>
    <style:style style:name="T11" style:family="text">
      <style:text-properties officeooo:rsid="002dc9a1"/>
    </style:style>
    <style:style style:name="T12" style:family="text">
      <style:text-properties officeooo:rsid="00313631"/>
    </style:style>
    <style:style style:name="T13" style:family="text">
      <style:text-properties officeooo:rsid="0031d9e3"/>
    </style:style>
    <style:style style:name="T14" style:family="text">
      <style:text-properties officeooo:rsid="00338249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390a75"/>
    </style:style>
    <style:style style:name="T17" style:family="text">
      <style:text-properties style:text-underline-style="solid" style:text-underline-width="auto" style:text-underline-color="font-color" officeooo:rsid="00432532"/>
    </style:style>
    <style:style style:name="T18" style:family="text">
      <style:text-properties officeooo:rsid="003665af"/>
    </style:style>
    <style:style style:name="T19" style:family="text">
      <style:text-properties officeooo:rsid="003d175e"/>
    </style:style>
    <style:style style:name="T20" style:family="text">
      <style:text-properties officeooo:rsid="003d965b"/>
    </style:style>
    <style:style style:name="T21" style:family="text">
      <style:text-properties officeooo:rsid="003fb047"/>
    </style:style>
    <style:style style:name="T22" style:family="text">
      <style:text-properties officeooo:rsid="00432532"/>
    </style:style>
    <style:style style:name="T23" style:family="text">
      <style:text-properties officeooo:rsid="00432532" loext:padding="0.049cm" loext:border="0.06pt solid #000000" loext:shadow="none"/>
    </style:style>
    <style:style style:name="T24" style:family="text">
      <style:text-properties officeooo:rsid="00462b50"/>
    </style:style>
    <style:style style:name="T25" style:family="text">
      <style:text-properties officeooo:rsid="0047e9e9"/>
    </style:style>
    <style:style style:name="T26" style:family="text">
      <style:text-properties officeooo:rsid="0048e41e"/>
    </style:style>
    <style:style style:name="T27" style:family="text">
      <style:text-properties officeooo:rsid="004e470d"/>
    </style:style>
    <style:style style:name="T28" style:family="text">
      <style:text-properties officeooo:rsid="00503a8b"/>
    </style:style>
    <style:style style:name="T29" style:family="text">
      <style:text-properties officeooo:rsid="00503a8b" loext:padding="0.049cm" loext:border="0.06pt solid #000000" loext:shadow="none"/>
    </style:style>
    <style:style style:name="T30" style:family="text">
      <style:text-properties officeooo:rsid="005127d1"/>
    </style:style>
    <style:style style:name="T31" style:family="text">
      <style:text-properties officeooo:rsid="0051ed32"/>
    </style:style>
    <style:style style:name="T32" style:family="text">
      <style:text-properties officeooo:rsid="00533337"/>
    </style:style>
    <style:style style:name="T33" style:family="text">
      <style:text-properties officeooo:rsid="00598817"/>
    </style:style>
    <style:style style:name="T34" style:family="text">
      <style:text-properties officeooo:rsid="005c0593"/>
    </style:style>
    <style:style style:name="T35" style:family="text">
      <style:text-properties officeooo:rsid="005e2a80"/>
    </style:style>
    <style:style style:name="T36" style:family="text">
      <style:text-properties officeooo:rsid="005f8ed1"/>
    </style:style>
    <style:style style:name="T37" style:family="text">
      <style:text-properties officeooo:rsid="0060cf85" loext:padding="0.049cm" loext:border="0.06pt solid #000000" loext:shadow="none"/>
    </style:style>
    <style:style style:name="T38" style:family="text">
      <style:text-properties officeooo:rsid="0023ce95" style:font-weight-complex="normal" loext:padding="0.049cm" loext:border="0.06pt solid #000000" loext:shadow="none"/>
    </style:style>
    <style:style style:name="T39" style:family="text">
      <style:text-properties officeooo:rsid="0024592d" style:font-weight-complex="normal" loext:padding="0.049cm" loext:border="0.06pt solid #000000" loext:shadow="none"/>
    </style:style>
    <style:style style:name="T40" style:family="text">
      <style:text-properties style:font-weight-complex="normal" loext:padding="0.049cm" loext:border="0.06pt solid #000000" loext:shadow="none"/>
    </style:style>
    <style:style style:name="T41" style:family="text">
      <style:text-properties officeooo:rsid="0028791f" style:font-weight-complex="normal" loext:padding="0.049cm" loext:border="0.06pt solid #000000" loext:shadow="none"/>
    </style:style>
    <style:style style:name="T42" style:family="text">
      <style:text-properties officeooo:rsid="002901fe" style:font-weight-complex="normal" loext:padding="0.049cm" loext:border="0.06pt solid #000000" loext:shadow="none"/>
    </style:style>
    <style:style style:name="T43" style:family="text">
      <style:text-properties officeooo:rsid="002dc9a1" style:font-weight-complex="normal" loext:padding="0.049cm" loext:border="0.06pt solid #000000" loext:shadow="none"/>
    </style:style>
    <style:style style:name="T44" style:family="text">
      <style:text-properties officeooo:rsid="00313631" style:font-weight-complex="normal" loext:padding="0.049cm" loext:border="0.06pt solid #000000" loext:shadow="none"/>
    </style:style>
    <style:style style:name="T45" style:family="text">
      <style:text-properties officeooo:rsid="0031d9e3" style:font-weight-complex="normal" loext:padding="0.049cm" loext:border="0.06pt solid #000000" loext:shadow="none"/>
    </style:style>
    <style:style style:name="T46" style:family="text">
      <style:text-properties officeooo:rsid="003768a9" style:font-weight-complex="normal" loext:padding="0.049cm" loext:border="0.06pt solid #000000" loext:shadow="none"/>
    </style:style>
    <style:style style:name="T47" style:family="text">
      <style:text-properties officeooo:rsid="00432532" style:font-weight-complex="normal" loext:padding="0.049cm" loext:border="0.06pt solid #000000" loext:shadow="none"/>
    </style:style>
    <style:style style:name="T48" style:family="text">
      <style:text-properties officeooo:rsid="0047e9e9" style:font-weight-complex="normal" loext:padding="0.049cm" loext:border="0.06pt solid #000000" loext:shadow="none"/>
    </style:style>
    <style:style style:name="T49" style:family="text">
      <style:text-properties officeooo:rsid="004e470d" style:font-weight-complex="normal" loext:padding="0.049cm" loext:border="0.06pt solid #000000" loext:shadow="none"/>
    </style:style>
    <style:style style:name="T50" style:family="text">
      <style:text-properties officeooo:rsid="00647a30" style:font-weight-complex="normal" loext:padding="0.049cm" loext:border="0.06pt solid #000000" loext:shadow="none"/>
    </style:style>
    <style:style style:name="T51" style:family="text">
      <style:text-properties officeooo:rsid="0062b537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6c47a8" style:font-style-asian="italic" style:font-style-complex="italic"/>
    </style:style>
    <style:style style:name="T54" style:family="text">
      <style:text-properties fo:font-style="italic" officeooo:rsid="006ffab2" style:font-style-asian="italic" style:font-style-complex="italic"/>
    </style:style>
    <style:style style:name="T55" style:family="text">
      <style:text-properties officeooo:rsid="006a2a3e"/>
    </style:style>
    <style:style style:name="T56" style:family="text">
      <style:text-properties fo:font-style="normal" officeooo:rsid="006c47a8" style:font-style-asian="normal" style:font-style-complex="normal"/>
    </style:style>
    <style:style style:name="T57" style:family="text">
      <style:text-properties fo:font-style="normal" officeooo:rsid="006e0a2b" style:font-style-asian="normal" style:font-style-complex="normal"/>
    </style:style>
    <style:style style:name="T58" style:family="text">
      <style:text-properties fo:font-style="normal" officeooo:rsid="006ffab2" style:font-style-asian="normal" style:font-style-complex="normal"/>
    </style:style>
    <style:style style:name="T59" style:family="text">
      <style:text-properties fo:font-style="normal" style:text-underline-style="none" officeooo:rsid="006ffab2" style:font-style-asian="normal" style:font-style-complex="normal"/>
    </style:style>
    <style:style style:name="T60" style:family="text">
      <style:text-properties officeooo:rsid="006ffab2"/>
    </style:style>
    <style:style style:name="T61" style:family="text">
      <style:text-properties officeooo:rsid="007dbe10"/>
    </style:style>
    <style:style style:name="T62" style:family="text">
      <style:text-properties officeooo:rsid="008009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7">Correction du brevet blanc (V. Hugo, « Le Pot Cassé »)</text:p>
      <text:p text:style-name="P47"/>
      <text:p text:style-name="P1"/>
      <text:p text:style-name="P32">QUESTIONS</text:p>
      <text:p text:style-name="P32">Compréhension et compétences d’interprétation (27 points)</text:p>
      <text:p text:style-name="P32"/>
      <text:p text:style-name="P32">1) Quel est le genre littéraire de ce texte ? <text:span text:style-name="T38">(1 point)</text:span></text:p>
      <text:p text:style-name="P2">Il s’agit d’un texte poétique puisque le texte est divisé en vers – visibles grâce au retour à la la ligne – commençant par une majuscule et se terminant par une rime.<text:span text:style-name="T1"> </text:span>[au brevet, la question du genre débouche normalement sur les réponses suivantes, <text:span text:style-name="T55">classées par ordre d’importance </text:span>: texte théâtral, texte poétique, texte autobiographique <text:span text:style-name="T51">(lettre)</text:span>, roman. Il ne vous était pas demandé de justifier la réponse. <text:span text:style-name="T55">Ce texte était autobiographique mais cela est secondaire par rapport au fait qu’il est écrit en vers. Il ne s’agissait pas d’une fable à cause de l’absence de morale et de merveilleux.</text:span>]</text:p>
      <text:p text:style-name="P19"/>
      <text:p text:style-name="P33">2) Quel est le mètre utilisé ? Quelle est la disposition des rimes des vers 2 à 29 ? <text:span text:style-name="T38">(2 points)</text:span></text:p>
      <text:p text:style-name="P3">Chaque vers compte douze syllabes, il s’agit donc d’alexandrin<text:span text:style-name="T35">s</text:span>. <text:span text:style-name="T4">Les rimes des vers 2 à 29 sont suivies. [AABB=suivies, ABAB=croisées, ABBA=embrassées]</text:span></text:p>
      <text:p text:style-name="P19"/>
      <text:p text:style-name="P46"><text:span text:style-name="T1">3) </text:span><text:span text:style-name="T2">Qu’apprend-on sur le vase : forme, matière, décor, pays d’origine ? Répondez en justifiant par des citations sans vous contenter de recopier. </text:span><text:span text:style-name="T3">(6 points)</text:span></text:p>
      <text:p text:style-name="P4">Ce vase a <text:span text:style-name="T36">une </text:span>forme ronde (« rondeur », <text:span text:style-name="T7">v</text:span>. 10) et est recouvert de dessins faisant penser à la Chine : « mandarin » (<text:span text:style-name="T7">v</text:span>. 17), « yak » (<text:span text:style-name="T7">v</text:span>. 14), « tigre » (<text:span text:style-name="T7">v</text:span>. 19) ; il semble être en « porcelaine » (v. 11) et être peint avec des couleurs claires (<text:span text:style-name="T7">v</text:span>. 5), peut-être aussi avec du « bleu » (<text:span text:style-name="T7">v</text:span>. 3). <text:span text:style-name="T6">Le vase devait être exceptionnel car il est dit qu’il est « unique » (v. 4).</text:span></text:p>
      <text:p text:style-name="P20"/>
      <text:p text:style-name="P34">4) <text:span text:style-name="T5">Quel sentiment l’auteur éprouvait-il pour cet objet ? Justifiez par un relevé. </text:span><text:span text:style-name="T39">(2 points)</text:span></text:p>
      <text:p text:style-name="P4">« <text:span text:style-name="T7">Je l’aimais » (v. 12) dit le poète et cet amour se voit à l’air « furieux, terrible » (v. 25) qu’il arbore quand il apprend que le vase est cassé. [Citer le texte sans rien expliquer ne suffisait pas ; expliquer sans citer le texte ne suffisait pas non plus. Le mot </text:span><text:span text:style-name="T53">relevé</text:span><text:span text:style-name="T56"> sous-entend </text:span><text:span text:style-name="T57">qu’il y a plusieurs citations à relever.</text:span><text:span text:style-name="T7">]</text:span></text:p>
      <text:p text:style-name="P21"/>
      <text:p text:style-name="P35">5) Quelle est la figure de style à la fin du vers 24 ? Que montre son emploi ? <text:span text:style-name="T40">(3 points)</text:span></text:p>
      <text:p text:style-name="P5">La personnification présente dans « Il est mort » (v. 24) montre que le vase représente bien plus qu’un objet : il symbolise un monde d’aventures, il « paraissait vivant » (v. 4) et était quasiment un conteur capable de faire raconter des histoires aux enfants.</text:p>
      <text:p text:style-name="P21"/>
      <text:p text:style-name="P35">6) <text:span text:style-name="T8">Relevez deux figures de style différentes dans tout le texte et nommez-les. </text:span><text:span text:style-name="T41">(2 points)</text:span></text:p>
      <text:p text:style-name="P6">Je lis une comparaison au vers 1 (« comme un reflet des eaux ») ainsi qu’une accumulation au vers 4 (« étrange, impossible, engourdi »). <text:span text:style-name="T60">[Accumulation au vers 2, métaphore au vers 29. Au vers 21 « comme » n’introduit pas une </text:span><text:span text:style-name="T54">comparaison</text:span><text:span text:style-name="T60"> mais signifie « à quel point ». Une </text:span><text:span text:style-name="T54">description</text:span><text:span text:style-name="T58"> n’est pas une figure de style : votre texte était une </text:span><text:span text:style-name="T54">ekphrasis</text:span><text:span text:style-name="T59">, à savoir une description détaillée.</text:span><text:span text:style-name="T60">]</text:span></text:p>
      <text:p text:style-name="P22"/>
      <text:p text:style-name="P36">7) <text:span text:style-name="T9">Qu’arrive-t-il au vase ? Dans quelles circonstances ? </text:span><text:span text:style-name="T42">(2 points)</text:span></text:p>
      <text:p text:style-name="P7">Le vase est heurté par Mariette qui « l’a poussé » (v. 8) « par mégarde » (v. 9) ; <text:span text:style-name="T10">le vase se trouve alors « brisé » (v. 9).</text:span></text:p>
      <text:p text:style-name="P23"/>
      <text:p text:style-name="P37">8) <text:span text:style-name="T11">Quel rôle le vase jouait-il entre Victor Hugo et les enfants (vers 13 à 23) ? <text:s/></text:span><text:span text:style-name="T43">(2 points)</text:span></text:p>
      <text:p text:style-name="P8">Le vase est un prétexte à des discussions entre le poète et les enfants ; au vers 13 Victor Hugo indique qu’il l’explique, c’est-à-dire qu’il en fait une description mettant en avant ce qu’il a de plus exotique. Les enfants « sentent » (v. 22) le caractère monstrueux des dessins du vase et réagissent donc vivement à ces histoires, il en sont enchantés (v. 23) dans tous les sens du terme.</text:p>
      <text:p text:style-name="P24"/>
      <text:p text:style-name="P38"><text:soft-page-break/>9) <text:span text:style-name="T12">Qui est Jeanne ? Pourquoi se dénonce-t-elle à la fin du texte </text:span><text:span text:style-name="T44">(3 points)</text:span></text:p>
      <text:p text:style-name="P9">Jeanne est l’une des petites-filles de Victor Hugo ; voyant la « colère » (v. 28) de son grand-père et l’ « effroi» (v. 28) de la servante, prise de pitié, elle se dénonce.</text:p>
      <text:p text:style-name="P25"/>
      <text:p text:style-name="P49">10) <text:span text:style-name="T13">Quels liens pouvez-vous faire entre le texte et l’objet photographié ? </text:span><text:span text:style-name="T45">(4 points)</text:span></text:p>
      <text:p text:style-name="P48">Le vase chinois photographié est de forme ronde (v. 10), possède des teintes bleues (v. 3) et claires (v. <text:span text:style-name="T14">5). Nous y voyons des dragons qui évoquent les animaux décrits dans le texte ; surtout, l’entrelac des décors et des animaux suggère la rêverie que l’on ressent en lisant le texte de Victor Hugo.</text:span></text:p>
      <text:p text:style-name="P23"/>
      <text:p text:style-name="P39">Grammaire et compétences linguistiques (23 points)</text:p>
      <text:p text:style-name="P39"/>
      <text:p text:style-name="P39">1) Réécrivez les v. 8 à 1<text:span text:style-name="T20">2</text:span> (« Mariette… <text:span text:style-name="T20">quais</text:span> ») en mettant « vase » au pluriel. <text:span text:style-name="T46">(10 points)</text:span></text:p>
      <text:p text:style-name="P10"><text:tab/>Mariette, en faisant sa chambre, <text:span text:style-name="T15">les</text:span> a <text:span text:style-name="T15">poussés</text:span></text:p>
      <text:p text:style-name="P28"><text:tab/>Du coude par mégarde, et <text:span text:style-name="T15">les</text:span> voilà <text:span text:style-name="T15">brisés</text:span> !</text:p>
      <text:p text:style-name="P28"><text:tab/><text:span text:style-name="T15">Beaux</text:span> <text:span text:style-name="T15">vases</text:span> ! <text:span text:style-name="T16">Leur</text:span> rondeur étai<text:span text:style-name="T19">t</text:span> de rêves pleine,</text:p>
      <text:p text:style-name="P28"><text:tab/>Des bœufs d’or y <text:span text:style-name="T18">broutaient des prés de porcelaine.</text:span></text:p>
      <text:p text:style-name="P29"><text:tab/>Je <text:span text:style-name="T15">les</text:span> aimais, je <text:span text:style-name="T15">les</text:span> avais <text:span text:style-name="T15">achetés</text:span> sur les quais.</text:p>
      <text:p text:style-name="P30"><text:tab/><text:span text:style-name="T20">[</text:span>Et parfois aux marmots pensifs je <text:span text:style-name="T15">les</text:span> expliquais.<text:span text:style-name="T20">] </text:span></text:p>
      <text:p text:style-name="P31"><text:tab/><text:tab/>Par erreur, le sujet proposait d’aller jusqu’à « expliquais ».</text:p>
      <text:p text:style-name="P4"/>
      <text:p text:style-name="P40">2) « ça c’est un mandarin <text:span text:style-name="T15">qu’on nomme aussi kohan</text:span> » (v. 17) <text:span text:style-name="T22">Donner la nature et la fonction de la proposition soulignée. </text:span><text:span text:style-name="T47">(2 points)</text:span></text:p>
      <text:p text:style-name="P11">Il s’agit d’une proposition subordonnée relative <text:span text:style-name="T21">épithète de « mandarin ».</text:span></text:p>
      <text:p text:style-name="P11"/>
      <text:p text:style-name="P41">3) « <text:span text:style-name="T22">Il faut </text:span><text:span text:style-name="T17">qu’il soit savant</text:span><text:span text:style-name="T22"> » (v. 18) Donner la nature et la fonction de la proposition soulignée. </text:span><text:span text:style-name="T23">(2 points)</text:span></text:p>
      <text:p text:style-name="P12">Il s’agit d’une proposition subordonnée complétive conjonctive COD de « Il faut ».</text:p>
      <text:p text:style-name="P26"/>
      <text:p text:style-name="P42">4) « Je l’aimais, je l’avais acheté sur les quais » (v. 12) <text:span text:style-name="T25">Quels sont les temps utilisés dans cette phrase ? Justifiez leur emploi. </text:span><text:span text:style-name="T48">(4 points)</text:span></text:p>
      <text:p text:style-name="P13"><text:span text:style-name="T26">[</text:span>Ce texte mélange les deux systèmes de temps, celui coupé de la situation d’énonciation (« J’arrivai », v. 25) et celui ancré dans la situation d’énonciation (« <text:span text:style-name="T24">l’a poussé », v. 8</text:span>).</text:p>
      <text:p text:style-name="P14">Cette alternance est typique des textes autobiographiques et de leur va-et-vient entre le moment du souvenir et le moment de l’écriture. <text:span text:style-name="T61">Vous devez dire quel verbe est à l’imparfait et quel verbe est au plus-que-parfait.</text:span>] </text:p>
      <text:p text:style-name="P14">Au vers 12 un souvenir est rappelé en utilisant le système de temps coupé de la situation d’énonciation : <text:span text:style-name="T26">l’imparfait « aimais » correspond à un imparfait duratif (l’action dure longtemps), le plus-que-parfait « avais acheté » exprime une action antérieure à celle exprimée à l’imparfait.</text:span></text:p>
      <text:p text:style-name="P14"/>
      <text:p text:style-name="P43">5) « et parfois aux marmots pensifs je l’expliquais » (v. 13) Quel est le niveau de langue du mots « marmots » ? <text:span text:style-name="T27">(v. 13) </text:span><text:span text:style-name="T23">(</text:span><text:span text:style-name="T37">1 </text:span><text:span text:style-name="T23">point)</text:span></text:p>
      <text:p text:style-name="P15">« marmots » est un mot de la langue familière. <text:span text:style-name="T62">[« langue vulgaire » convient également.]</text:span></text:p>
      <text:p text:style-name="P27"/>
      <text:p text:style-name="P44">6) <text:span text:style-name="T27">Comment est formé le mot « impossible » (v. 4) ? Donnez un synonyme éclairant son sens dans ce vers. </text:span><text:span text:style-name="T49">(</text:span><text:span text:style-name="T50">2</text:span><text:span text:style-name="T49"> point</text:span><text:span text:style-name="T50">s</text:span><text:span text:style-name="T49">)</text:span></text:p>
      <text:p text:style-name="P16">Le préfixe négatif « im- », le radical « poss- » <text:span text:style-name="T34">(pouvoir) </text:span>et le suffixe « -ible » <text:span text:style-name="T34">(qui est possible) </text:span>forment le mot « impossible » dont le sens correspond au vers 4 à l’adjectif « exceptionnel ».</text:p>
      <text:p text:style-name="P16"/>
      <text:p text:style-name="P45">7) « <text:span text:style-name="T28">donc » (v. 24). Quelle est la nature de « donc » ? Qu’exprime ce mot ? </text:span><text:span text:style-name="T29">(2 points)</text:span></text:p>
      <text:p text:style-name="P17">« donc » est un adverbe [une conjonction de coordination] exprimant la conséquence.</text:p>
      <text:p text:style-name="P17"><text:span text:style-name="T33">[</text:span>mais<text:tab/>: <text:span text:style-name="T30">opposition<text:tab/><text:tab/><text:tab/>donc :<text:tab/><text:tab/>conséquence<text:tab/><text:tab/><text:tab/><text:tab/>]</text:span></text:p>
      <text:p text:style-name="P18"><text:span text:style-name="T33">[</text:span>ou<text:tab/>: <text:span text:style-name="T31">alternative</text:span> <text:tab/><text:tab/><text:tab/><text:span text:style-name="T30">or :<text:tab/><text:tab/>opposition logique<text:tab/><text:tab/><text:tab/>]</text:span></text:p>
      <text:p text:style-name="P18"><text:span text:style-name="T33">[</text:span>et<text:tab/>: <text:span text:style-name="T32">association</text:span><text:tab/><text:tab/><text:tab/><text:span text:style-name="T30">ni :<text:tab/><text:tab/>négation dans une énumération<text:tab/>]</text:span></text:p>
      <text:p text:style-name="P17"><text:tab/><text:tab/><text:tab/><text:tab/><text:tab/><text:span text:style-name="T31">car :<text:tab/><text:tab/>cause<text:tab/><text:tab/><text:tab/><text:tab/><text:tab/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666330" officeooo:paragraph-rsid="0066633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Brevet blanc n°2 de 2020-2021 / Hugo, <text:span text:style-name="MT1">Le Pot Cassé</text:span> / correction<text:tab/>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0:34:25.127653431</meta:creation-date>
    <meta:generator>LibreOffice/6.0.7.3$Linux_X86_64 LibreOffice_project/00m0$Build-3</meta:generator>
    <dc:date>2021-05-30T18:20:37.820799666</dc:date>
    <meta:editing-duration>PT19H57M33S</meta:editing-duration>
    <meta:editing-cycles>73</meta:editing-cycles>
    <meta:print-date>2021-05-30T07:44:03.501383856</meta:print-date>
    <meta:document-statistic meta:table-count="0" meta:image-count="0" meta:object-count="0" meta:page-count="2" meta:paragraph-count="51" meta:word-count="1236" meta:character-count="6766" meta:non-whitespace-character-count="5543"/>
  </office:meta>
</office:document-meta>
</file>